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List_20_Contents">
      <style:paragraph-properties fo:margin-left="0cm" fo:margin-right="0cm" fo:margin-top="0cm" fo:margin-bottom="0.529cm" fo:orphans="2" fo:widows="2" fo:text-indent="0cm" style:auto-text-indent="false" fo:background-color="#ffffff" fo:padding="0cm" fo:border="none">
        <style:background-image/>
      </style:paragraph-properties>
      <style:text-properties style:font-name="Arial" style:font-name-asian="Arial"/>
    </style:style>
    <style:style style:name="P2" style:family="paragraph" style:parent-style-name="Text_20_body">
      <style:paragraph-properties fo:margin-left="0cm" fo:margin-right="0cm" fo:margin-top="0.265cm" fo:margin-bottom="0.265cm" fo:orphans="2" fo:widows="2" fo:text-indent="0cm" style:auto-text-indent="false" fo:background-color="transparent" fo:padding="0cm" fo:border="none">
        <style:background-image/>
      </style:paragraph-properties>
      <style:text-properties fo:font-variant="normal" fo:text-transform="none" fo:color="#000000" style:font-name="Arial" fo:font-size="9pt" fo:letter-spacing="normal" fo:font-style="normal" fo:font-weight="normal" style:font-name-asian="Arial"/>
    </style:style>
    <style:style style:name="P3" style:family="paragraph" style:parent-style-name="Text_20_body">
      <style:paragraph-properties fo:margin-left="0cm" fo:margin-right="0cm" fo:margin-top="0cm" fo:margin-bottom="0cm" fo:text-indent="0cm" style:auto-text-indent="false"/>
    </style:style>
    <style:style style:name="P4" style:family="paragraph" style:parent-style-name="Preformatted_20_Text">
      <style:text-properties style:font-name="Arial" style:font-name-asian="Arial"/>
    </style:style>
    <style:style style:name="P5" style:family="paragraph" style:parent-style-name="Preformatted_20_Text">
      <style:text-properties fo:color="#000000"/>
    </style:style>
    <style:style style:name="P6" style:family="paragraph" style:parent-style-name="Preformatted_20_Text">
      <style:text-properties fo:color="#000000" style:font-name="Arial" style:font-name-asian="Arial"/>
    </style:style>
    <style:style style:name="P7" style:family="paragraph" style:parent-style-name="Preformatted_20_Text">
      <style:text-properties fo:color="#000000" style:font-name="Arial1" fo:font-size="11pt" fo:font-weight="normal" style:font-name-asian="Arial"/>
    </style:style>
    <style:style style:name="P8" style:family="paragraph" style:parent-style-name="Preformatted_20_Text">
      <style:paragraph-properties fo:margin-top="0cm" fo:margin-bottom="0.499cm"/>
    </style:style>
    <style:style style:name="P9" style:family="paragraph" style:parent-style-name="Preformatted_20_Text">
      <style:paragraph-properties fo:margin-top="0cm" fo:margin-bottom="0.499cm"/>
      <style:text-properties style:font-name="Arial" style:font-name-asian="Arial"/>
    </style:style>
    <style:style style:name="P10" style:family="paragraph" style:parent-style-name="Heading">
      <style:paragraph-properties fo:text-align="center" style:justify-single-word="false"/>
      <style:text-properties style:font-name="Arial" style:text-underline-style="solid" style:text-underline-width="auto" style:text-underline-color="font-color" fo:font-weight="bold" style:font-name-asian="Arial" style:font-weight-asian="bold" style:font-weight-complex="bold"/>
    </style:style>
    <style:style style:name="P11" style:family="paragraph" style:parent-style-name="Standard">
      <style:text-properties style:font-name="Arial" style:font-name-asian="Arial"/>
    </style:style>
    <style:style style:name="P12" style:family="paragraph" style:parent-style-name="Standard">
      <style:text-properties style:font-name="Arial" fo:font-size="11pt" style:text-underline-style="solid" style:text-underline-width="auto" style:text-underline-color="font-color" style:font-name-asian="Arial" style:font-size-asian="11pt" style:font-size-complex="11pt"/>
    </style:style>
    <style:style style:name="P13" style:family="paragraph" style:parent-style-name="Standard">
      <style:text-properties style:font-name="Arial" fo:font-size="10pt" style:text-underline-style="solid" style:text-underline-width="auto" style:text-underline-color="font-color" style:font-name-asian="Arial" style:font-size-asian="10pt" style:font-size-complex="10pt"/>
    </style:style>
    <style:style style:name="P14" style:family="paragraph" style:parent-style-name="Standard">
      <style:paragraph-properties style:line-height-at-least="0.503cm"/>
      <style:text-properties fo:color="#d4d4d4" style:font-name="Arial" fo:font-size="10.5pt" fo:font-weight="normal" fo:background-color="#1e1e1e" style:font-name-asian="Arial"/>
    </style:style>
    <style:style style:name="P15" style:family="paragraph" style:parent-style-name="Standard">
      <style:paragraph-properties style:line-height-at-least="0.503cm"/>
      <style:text-properties fo:color="#d4d4d4" style:font-name="Arial" fo:background-color="#1e1e1e" style:font-name-asian="Arial"/>
    </style:style>
    <style:style style:name="P16" style:family="paragraph" style:parent-style-name="Standard">
      <style:text-properties fo:font-size="11pt" style:font-size-asian="11pt" style:font-size-complex="11pt"/>
    </style:style>
    <style:style style:name="P17" style:family="paragraph" style:parent-style-name="Standard">
      <style:text-properties fo:font-size="11pt" style:text-underline-style="solid" style:text-underline-width="auto" style:text-underline-color="font-color" style:font-size-asian="11pt" style:font-size-complex="11pt"/>
    </style:style>
    <style:style style:name="P18" style:family="paragraph" style:parent-style-name="Standard">
      <style:text-properties fo:font-variant="normal" fo:text-transform="none" fo:color="#000000" fo:font-size="11pt" fo:letter-spacing="normal" fo:font-style="normal" fo:font-weight="normal" style:font-size-asian="11pt" style:font-size-complex="11pt"/>
    </style:style>
    <style:style style:name="P19" style:family="paragraph" style:parent-style-name="Standard">
      <style:paragraph-properties style:line-height-at-least="0.503cm"/>
      <style:text-properties fo:color="#000000" style:font-name="Consolas" fo:font-size="10.5pt" fo:font-weight="normal" fo:background-color="transparent"/>
    </style:style>
    <style:style style:name="P20" style:family="paragraph" style:parent-style-name="Text_20_body">
      <style:text-properties style:font-name="Arial" style:font-name-asian="Arial"/>
    </style:style>
    <style:style style:name="P21" style:family="paragraph" style:parent-style-name="Text_20_body">
      <style:text-properties style:font-name="Arial" style:text-underline-style="solid" style:text-underline-width="auto" style:text-underline-color="font-color" style:font-name-asian="Arial"/>
    </style:style>
    <style:style style:name="P22" style:family="paragraph" style:parent-style-name="Text_20_body">
      <style:text-properties style:font-name="Arial" fo:font-weight="bold" style:font-name-asian="Arial" style:font-weight-asian="bold" style:font-weight-complex="bold"/>
    </style:style>
    <style:style style:name="P23" style:family="paragraph" style:parent-style-name="Text_20_body">
      <style:text-properties fo:font-size="10pt" style:font-size-asian="10pt" style:font-size-complex="10pt"/>
    </style:style>
    <style:style style:name="P24" style:family="paragraph" style:parent-style-name="Text_20_body">
      <style:text-properties fo:color="#000000" style:font-name="Arial1" fo:font-size="11pt" fo:font-weight="normal" style:font-name-asian="Arial"/>
    </style:style>
    <style:style style:name="P25" style:family="paragraph" style:parent-style-name="Text_20_body" style:master-page-name="">
      <style:paragraph-properties fo:margin-left="1.984cm" fo:margin-right="0cm" fo:margin-top="0cm" fo:margin-bottom="0cm" fo:text-indent="0cm" style:auto-text-indent="false" style:page-number="auto"/>
    </style:style>
    <style:style style:name="P26" style:family="paragraph" style:parent-style-name="Text_20_body">
      <style:paragraph-properties fo:margin-left="1.984cm" fo:margin-right="0cm" fo:margin-top="0cm" fo:margin-bottom="0cm" fo:text-indent="0cm" style:auto-text-indent="false"/>
    </style:style>
    <style:style style:name="P27" style:family="paragraph" style:parent-style-name="Contents_20_1">
      <style:paragraph-properties>
        <style:tab-stops>
          <style:tab-stop style:position="25.7cm" style:type="right" style:leader-style="dotted" style:leader-text="."/>
        </style:tab-stops>
      </style:paragraph-properties>
    </style:style>
    <style:style style:name="P28" style:family="paragraph" style:parent-style-name="Preformatted_20_Text" style:list-style-name="L6"/>
    <style:style style:name="P29" style:family="paragraph" style:parent-style-name="List_20_Contents" style:list-style-name="L3"/>
    <style:style style:name="P30" style:family="paragraph" style:parent-style-name="Heading_20_1">
      <style:text-properties style:font-name="Arial" style:font-name-asian="Arial"/>
    </style:style>
    <style:style style:name="P31" style:family="paragraph" style:parent-style-name="Standard" style:list-style-name="L10">
      <style:text-properties style:font-name="Arial" style:font-name-asian="Arial"/>
    </style:style>
    <style:style style:name="P32" style:family="paragraph" style:parent-style-name="Standard" style:list-style-name="L11">
      <style:text-properties style:font-name="Arial" style:font-name-asian="Arial"/>
    </style:style>
    <style:style style:name="P33" style:family="paragraph" style:parent-style-name="Standard" style:list-style-name="L12">
      <style:text-properties style:font-name="Arial" style:font-name-asian="Arial"/>
    </style:style>
    <style:style style:name="P34" style:family="paragraph" style:parent-style-name="Standard" style:list-style-name="L13"/>
    <style:style style:name="P35" style:family="paragraph" style:parent-style-name="Standard" style:list-style-name="L15">
      <style:text-properties fo:font-size="11pt" style:font-size-asian="11pt" style:font-size-complex="11pt"/>
    </style:style>
    <style:style style:name="P36" style:family="paragraph" style:parent-style-name="Text_20_body" style:list-style-name="L1">
      <style:text-properties style:font-name="Arial" style:font-name-asian="Arial"/>
    </style:style>
    <style:style style:name="P37" style:family="paragraph" style:parent-style-name="Text_20_body" style:list-style-name="L2">
      <style:text-properties style:font-name="Arial" style:font-name-asian="Arial"/>
    </style:style>
    <style:style style:name="P38" style:family="paragraph" style:parent-style-name="Text_20_body" style:list-style-name="L3">
      <style:text-properties style:font-name="Arial" style:font-name-asian="Arial"/>
    </style:style>
    <style:style style:name="P39" style:family="paragraph" style:parent-style-name="Text_20_body" style:list-style-name="L4">
      <style:text-properties style:font-name="Arial" style:font-name-asian="Arial"/>
    </style:style>
    <style:style style:name="P40" style:family="paragraph" style:parent-style-name="Text_20_body" style:list-style-name="L5">
      <style:text-properties style:font-name="Arial" style:font-name-asian="Arial"/>
    </style:style>
    <style:style style:name="P41" style:family="paragraph" style:parent-style-name="Text_20_body" style:list-style-name="L13">
      <style:text-properties style:font-name="Arial" style:font-name-asian="Arial"/>
    </style:style>
    <style:style style:name="P42" style:family="paragraph" style:parent-style-name="Text_20_body" style:list-style-name="L5"/>
    <style:style style:name="P43" style:family="paragraph" style:parent-style-name="Text_20_body" style:list-style-name="L5">
      <style:text-properties fo:color="#000000" style:font-name="Arial1" fo:font-size="11pt" fo:font-weight="normal" style:font-name-asian="Arial"/>
    </style:style>
    <style:style style:name="P44" style:family="paragraph" style:parent-style-name="Text_20_body" style:list-style-name="L7">
      <style:text-properties fo:color="#000000" style:font-name="Arial1" fo:font-size="11pt" fo:font-weight="normal" style:font-name-asian="Arial"/>
    </style:style>
    <style:style style:name="P45" style:family="paragraph" style:parent-style-name="Text_20_body" style:list-style-name="L6"/>
    <style:style style:name="P46" style:family="paragraph" style:parent-style-name="Text_20_body" style:list-style-name="L6">
      <style:text-properties style:font-name="Arial1" fo:font-size="11pt" fo:font-weight="normal" style:font-name-asian="Arial"/>
    </style:style>
    <style:style style:name="P47" style:family="paragraph" style:parent-style-name="Text_20_body" style:list-style-name="L8"/>
    <style:style style:name="P48" style:family="paragraph" style:parent-style-name="Text_20_body" style:list-style-name="L9"/>
    <style:style style:name="P49" style:family="paragraph" style:parent-style-name="Text_20_body" style:list-style-name="L13"/>
    <style:style style:name="P50" style:family="paragraph" style:parent-style-name="Text_20_body" style:list-style-name="L16"/>
    <style:style style:name="P51" style:family="paragraph" style:parent-style-name="Text_20_body" style:list-style-name="L8" style:master-page-name="">
      <style:paragraph-properties fo:margin-left="2.007cm" fo:margin-right="0cm" fo:margin-top="0cm" fo:margin-bottom="0.212cm" fo:text-indent="0cm" style:auto-text-indent="false" style:page-number="auto"/>
    </style:style>
    <style:style style:name="P52" style:family="paragraph" style:parent-style-name="Text_20_body" style:list-style-name="L14">
      <style:paragraph-properties fo:margin-left="0cm" fo:margin-right="0cm" fo:margin-top="0.265cm" fo:margin-bottom="0.265cm" fo:orphans="2" fo:widows="2" fo:text-indent="0cm" style:auto-text-indent="false" fo:background-color="transparent" fo:padding="0cm" fo:border="none">
        <style:background-image/>
      </style:paragraph-properties>
      <style:text-properties fo:font-variant="normal" fo:text-transform="none" fo:color="#000000" style:font-name="Arial" fo:font-size="9pt" fo:letter-spacing="normal" fo:font-style="normal" fo:font-weight="normal" style:font-name-asian="Arial"/>
    </style:style>
    <style:style style:name="P53" style:family="paragraph" style:parent-style-name="Text_20_body">
      <style:paragraph-properties fo:margin-left="0cm" fo:margin-right="0cm" fo:margin-top="0cm" fo:margin-bottom="0cm" fo:text-indent="0cm" style:auto-text-indent="false"/>
    </style:style>
    <style:style style:name="P54" style:family="paragraph" style:parent-style-name="Text_20_body" style:master-page-name="">
      <style:paragraph-properties fo:margin-left="1.302cm" fo:margin-right="0cm" fo:margin-top="0cm" fo:margin-bottom="0cm" fo:text-indent="0cm" style:auto-text-indent="false" style:page-number="auto"/>
    </style:style>
    <style:style style:name="P55" style:family="paragraph" style:parent-style-name="Text_20_body">
      <style:paragraph-properties fo:margin-left="1.302cm" fo:margin-right="0cm" fo:margin-top="0cm" fo:margin-bottom="0cm" fo:text-indent="0cm" style:auto-text-indent="false"/>
    </style:style>
    <style:style style:name="T1" style:family="text">
      <style:text-properties fo:font-variant="normal" fo:text-transform="none" fo:color="#000000" fo:font-size="9pt" fo:letter-spacing="normal" fo:font-style="normal" fo:font-weight="normal"/>
    </style:style>
    <style:style style:name="T2" style:family="text">
      <style:text-properties fo:font-variant="normal" fo:text-transform="none" fo:color="#000000" fo:letter-spacing="normal" fo:font-style="normal" fo:font-weight="normal"/>
    </style:style>
    <style:style style:name="T3" style:family="text">
      <style:text-properties fo:font-variant="normal" fo:text-transform="none" fo:color="#000000" fo:letter-spacing="normal" fo:font-style="normal" fo:font-weight="bold" style:font-weight-asian="bold" style:font-weight-complex="bold"/>
    </style:style>
    <style:style style:name="T4" style:family="text">
      <style:text-properties fo:font-variant="normal" fo:text-transform="none" fo:color="#000000" style:font-name="Arial" fo:letter-spacing="normal" fo:font-style="normal" fo:font-weight="normal" style:font-name-asian="Arial"/>
    </style:style>
    <style:style style:name="T5" style:family="text">
      <style:text-properties fo:font-variant="normal" fo:text-transform="none" fo:color="#303030" fo:letter-spacing="normal" fo:font-style="normal" fo:font-weight="normal"/>
    </style:style>
    <style:style style:name="T6" style:family="text">
      <style:text-properties fo:color="#000000"/>
    </style:style>
    <style:style style:name="T7" style:family="text">
      <style:text-properties fo:color="#000000" style:font-name="Arial1" fo:font-size="11pt" fo:font-weight="normal" fo:background-color="transparent" style:font-name-asian="Arial"/>
    </style:style>
    <style:style style:name="T8" style:family="text">
      <style:text-properties fo:color="#000000" style:font-name="Arial1" fo:font-size="11pt" fo:font-weight="normal" style:font-name-asian="Arial"/>
    </style:style>
    <style:style style:name="T9" style:family="text">
      <style:text-properties fo:color="#000000" style:font-name="Arial" fo:font-size="11pt" fo:background-color="transparent" style:font-size-asian="11pt" style:font-size-complex="11pt"/>
    </style:style>
    <style:style style:name="T10" style:family="text">
      <style:text-properties fo:color="#000000" style:font-name="Arial" fo:font-size="11pt" fo:font-weight="normal" fo:background-color="transparent" style:font-size-asian="11pt" style:font-size-complex="11pt"/>
    </style:style>
    <style:style style:name="T11" style:family="text">
      <style:text-properties fo:color="#008000"/>
    </style:style>
    <style:style style:name="T12" style:family="text">
      <style:text-properties fo:color="#0000ff"/>
    </style:style>
    <style:style style:name="T13" style:family="text">
      <style:text-properties fo:color="#4b0082"/>
    </style:style>
    <style:style style:name="T14" style:family="text">
      <style:text-properties fo:color="#4b0082" style:font-name="Arial1" fo:font-size="11pt" fo:font-weight="normal" style:font-name-asian="Arial"/>
    </style:style>
    <style:style style:name="T15" style:family="text">
      <style:text-properties fo:color="#000080"/>
    </style:style>
    <style:style style:name="T16" style:family="text">
      <style:text-properties fo:color="#000080" style:font-name="Arial1" fo:font-size="11pt" fo:font-weight="normal" style:font-name-asian="Arial"/>
    </style:style>
    <style:style style:name="T17" style:family="text">
      <style:text-properties fo:color="#ff0000"/>
    </style:style>
    <style:style style:name="T18" style:family="text">
      <style:text-properties fo:color="#708090"/>
    </style:style>
    <style:style style:name="T19" style:family="text">
      <style:text-properties fo:color="#569cd6"/>
    </style:style>
    <style:style style:name="T20" style:family="text">
      <style:text-properties fo:color="#569cd6" fo:font-size="10.5pt" fo:font-weight="normal"/>
    </style:style>
    <style:style style:name="T21" style:family="text">
      <style:text-properties fo:color="#569cd6" style:font-name="Consolas" fo:font-size="10.5pt" fo:font-weight="normal"/>
    </style:style>
    <style:style style:name="T22" style:family="text">
      <style:text-properties fo:color="#569cd6" style:font-name="Consolas" fo:font-size="10.5pt" fo:font-weight="normal" fo:background-color="#1e1e1e"/>
    </style:style>
    <style:style style:name="T23" style:family="text">
      <style:text-properties fo:color="#9cdcfe"/>
    </style:style>
    <style:style style:name="T24" style:family="text">
      <style:text-properties fo:color="#9cdcfe" fo:font-size="10.5pt" fo:font-weight="normal"/>
    </style:style>
    <style:style style:name="T25" style:family="text">
      <style:text-properties fo:color="#9cdcfe" style:font-name="Consolas" fo:font-size="10.5pt" fo:font-weight="normal"/>
    </style:style>
    <style:style style:name="T26" style:family="text">
      <style:text-properties fo:color="#9cdcfe" style:font-name="Consolas" fo:font-size="10.5pt" fo:font-weight="normal" fo:background-color="#1e1e1e"/>
    </style:style>
    <style:style style:name="T27" style:family="text">
      <style:text-properties fo:color="#dcdcaa"/>
    </style:style>
    <style:style style:name="T28" style:family="text">
      <style:text-properties fo:color="#dcdcaa" fo:font-size="10.5pt" fo:font-weight="normal"/>
    </style:style>
    <style:style style:name="T29" style:family="text">
      <style:text-properties fo:color="#dcdcaa" style:font-name="Consolas" fo:font-size="10.5pt" fo:font-weight="normal"/>
    </style:style>
    <style:style style:name="T30" style:family="text">
      <style:text-properties fo:color="#dcdcaa" style:font-name="Consolas" fo:font-size="10.5pt" fo:font-weight="normal" fo:background-color="#1e1e1e"/>
    </style:style>
    <style:style style:name="T31" style:family="text">
      <style:text-properties fo:color="#b5cea8"/>
    </style:style>
    <style:style style:name="T32" style:family="text">
      <style:text-properties fo:color="#b5cea8" fo:font-size="10.5pt" fo:font-weight="normal"/>
    </style:style>
    <style:style style:name="T33" style:family="text">
      <style:text-properties fo:color="#b5cea8" style:font-name="Consolas" fo:font-size="10.5pt" fo:font-weight="normal"/>
    </style:style>
    <style:style style:name="T34" style:family="text">
      <style:text-properties fo:font-size="10.5pt" fo:font-weight="normal"/>
    </style:style>
    <style:style style:name="T35" style:family="text">
      <style:text-properties style:font-name="Arial" style:font-name-asian="Arial"/>
    </style:style>
    <style:style style:name="T36" style:family="text">
      <style:text-properties style:font-name="Arial" fo:font-weight="bold" style:font-name-asian="Arial" style:font-weight-asian="bold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style:font-name="Consolas" fo:font-size="10.5pt" fo:font-weight="normal"/>
    </style:style>
    <style:style style:name="T39" style:family="text">
      <style:text-properties fo:color="#d4d4d4" fo:background-color="#1e1e1e"/>
    </style:style>
    <style:style style:name="T40" style:family="text">
      <style:text-properties fo:color="#d4d4d4" style:font-name="Consolas" fo:font-size="10.5pt" fo:font-weight="normal" fo:background-color="#1e1e1e"/>
    </style:style>
    <style:style style:name="T41" style:family="text">
      <style:text-properties fo:color="#4ec9b0" style:font-name="Consolas" fo:font-size="10.5pt" fo:font-weight="normal" fo:background-color="#1e1e1e"/>
    </style:style>
    <style:style style:name="T42" style:family="text">
      <style:text-properties fo:color="#c586c0" style:font-name="Consolas" fo:font-size="10.5pt" fo:font-weight="normal"/>
    </style:style>
    <style:style style:name="T43" style:family="text">
      <style:text-properties fo:color="#ce9178" style:font-name="Consolas" fo:font-size="10.5pt" fo:font-weight="normal"/>
    </style:style>
    <style:style style:name="T44" style:family="text">
      <style:text-properties fo:color="#ce9178" style:font-name="Consolas" fo:font-size="10.5pt" fo:font-weight="normal" fo:background-color="#1e1e1e"/>
    </style:style>
    <style:style style:name="T45" style:family="text">
      <style:text-properties style:font-name-asian="Arial"/>
    </style:style>
    <style:style style:name="T46" style:family="text">
      <style:text-properties style:font-name="Arial1" fo:font-size="11pt" style:font-name-asian="Arial"/>
    </style:style>
    <style:style style:name="T47" style:family="text">
      <style:text-properties style:font-name="Arial1" fo:font-size="11pt" fo:background-color="transparent" style:font-name-asian="Arial"/>
    </style:style>
    <style:style style:name="T48" style:family="text">
      <style:text-properties style:font-name="Arial1" fo:font-size="11pt" fo:font-weight="normal" style:font-name-asian="Arial"/>
    </style:style>
    <style:style style:name="T49" style:family="text">
      <style:text-properties fo:color="#808080"/>
    </style:style>
    <style:style style:name="T50" style:family="text">
      <style:text-properties fo:color="#800000"/>
    </style:style>
    <style:style style:name="T51" style:family="text">
      <style:text-properties fo:color="#ffffff"/>
    </style:style>
    <style:style style:name="T52" style:family="text">
      <style:text-properties fo:color="#ff8c00"/>
    </style:style>
    <style:style style:name="T53" style:family="text">
      <style:text-properties fo:color="#800080"/>
    </style:style>
    <style:style style:name="T54" style:family="text">
      <style:text-properties fo:color="#dc143c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52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RPG Maker MV</text:p>
      <text:p text:style-name="P11"/>
      <text:p text:style-name="P11">Documentation of Project with additional tips about RPGMaker Tools.</text:p>
      <text:p text:style-name="P11">There is also an „Plan“-tablecalculation-sheet that tracks all the variables/quest/.. or I would completely loose the overview.</text:p>
      <text:p text:style-name="P11"/>
      <text:table-of-content text:style-name="Sect1" text:protected="true" text:name="Inhaltsverzeichnis1">
        <text:table-of-content-source text:outline-level="5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ternet_20_link"/>
            <text:index-entry-chapter text:style-name="Example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Inhaltsverzeichnis1_Head">
            <text:p text:style-name="Contents_20_Heading">Inhaltsverzeichnis</text:p>
          </text:index-title>
          <text:p text:style-name="P27">Sprache umstellen<text:tab/>1</text:p>
          <text:p text:style-name="P27">Items konsumieren<text:tab/>1</text:p>
          <text:p text:style-name="P27">Plugins Used and Order<text:tab/>2</text:p>
          <text:p text:style-name="P27">Plugin Incompatibilities<text:tab/>2</text:p>
          <text:p text:style-name="P27">YEP_QuestJournal<text:tab/>3</text:p>
          <text:p text:style-name="P27">YEP_X_AnimatedSV_Enemys<text:tab/>5</text:p>
          <text:p text:style-name="P27">Region-Definition<text:tab/>5</text:p>
          <text:p text:style-name="P27">Switches<text:tab/>5</text:p>
          <text:p text:style-name="P27">Text-Color<text:tab/>6</text:p>
          <text:p text:style-name="P27">self-Variables and CustomConditionalPages<text:tab/>6</text:p>
          <text:p text:style-name="P27">Tease Mechanic<text:tab/>6</text:p>
          <text:p text:style-name="P27">ScriptCodes<text:tab/>7</text:p>
          <text:p text:style-name="P27">Character-Animations<text:tab/>7</text:p>
          <text:p text:style-name="P27">Animation Patterns (img/animations)<text:tab/>8</text:p>
          <text:p text:style-name="P27">About Tileset Builder (why is this so complicated)<text:tab/>8</text:p>
        </text:index-body>
      </text:table-of-content>
      <text:p text:style-name="P11"/>
      <text:h text:style-name="P30" text:outline-level="1">Sprache umstellen</text:h>
      <text:p text:style-name="P20">Datei bearbeiten, en für englisch:</text:p>
      <text:p text:style-name="P20">D:\Programs\steamapps\common\RPG Maker MV\Locale</text:p>
      <text:p text:style-name="P20"/>
      <text:h text:style-name="Heading_20_1" text:outline-level="1">Items konsumieren</text:h>
      <text:p text:style-name="P20">Items werden nur verzehrt wenn sie einen Effekt haben, also heilen oder einen State hervorrufen oder einen vorhandenen State entfernen</text:p>
      <text:h text:style-name="Heading_20_1" text:outline-level="1"><text:soft-page-break/>Plugins Used and Order</text:h>
      <text:p text:style-name="Text_20_body"/>
      <text:p text:style-name="Text_20_body">Zeriab_ExtraMaps<text:tab/>&gt;999 maps</text:p>
      <text:p text:style-name="Text_20_body">ItemCallScript<text:tab/><text:tab/>lets you run code on item use</text:p>
      <text:p text:style-name="Text_20_body">ConditionalBranch+<text:tab/>makes branching in events easier</text:p>
      <text:p text:style-name="Text_20_body">Yami_SkipTitle<text:tab/><text:tab/><text:tab/><text:tab/><text:tab/><text:tab/><text:tab/><text:tab/><text:tab/><text:tab/>only for debug !</text:p>
      <text:p text:style-name="Text_20_body">MrTS_EventNames<text:tab/>for labeling Events</text:p>
      <text:p text:style-name="Text_20_body">Gamefocus<text:tab/><text:tab/>for pause game on focus lost<text:tab/><text:tab/><text:tab/><text:tab/><text:tab/><text:tab/>maybe disable for debug</text:p>
      <text:p text:style-name="Text_20_body">TerraxLighting<text:tab/><text:tab/>limit light/view-range and light-fx</text:p>
      <text:p text:style-name="Text_20_body">DoubleX RMMV Status Bars<text:tab/><text:tab/>add gauges in battle</text:p>
      <text:p text:style-name="Text_20_body">BOB_CustomStats<text:tab/>additional stats</text:p>
      <text:p text:style-name="Text_20_body">HIME_ActorBattleCommands<text:tab/>remove Attack skill and cleanup menu</text:p>
      <text:p text:style-name="Text_20_body">HIME_BattleWeather<text:tab/><text:tab/>use weather also in battle</text:p>
      <text:p text:style-name="Text_20_body"/>
      <text:p text:style-name="Text_20_body">TDDP_FluidTimestep<text:tab/><text:tab/><text:tab/><text:tab/><text:tab/>needs to be after ??</text:p>
      <text:p text:style-name="Text_20_body"/>
      <text:p text:style-name="P19">YEP_SaveEventLocations<text:tab/>saves event-location changes</text:p>
      <text:p text:style-name="Text_20_body"/>
      <text:p text:style-name="Text_20_body">GALV_ManualLevel<text:tab/>for no auto-level</text:p>
      <text:p text:style-name="Text_20_body"/>
      <text:p text:style-name="Text_20_body">GALV_LayerGraphics<text:tab/><text:tab/>for FOG,...<text:tab/><text:tab/>after Terrax??</text:p>
      <text:p text:style-name="Text_20_body">GALV_TimedMessagePopups<text:tab/>for message-bubbles on screen</text:p>
      <text:p text:style-name="Text_20_body">NeMV_OnStepEffect<text:tab/>over time change on map</text:p>
      <text:p text:style-name="Text_20_body">SRD_GoldWindowCustomizer<text:tab/>to display Essence as money (also change Item-limit in YEP_CoreEngine setting !)</text:p>
      <text:h text:style-name="P30" text:outline-level="1"><text:soft-page-break/>Plugin Incompatibilities</text:h>
      <text:p text:style-name="P20">- Hime_LevelUpEvents causes crash together with ICF_MainUtilitys because reserving common event with id=0</text:p>
      <text:p text:style-name="P20">- Had to disable HIME_EquipSlotsCore +HIME_EnemyEquips because problem with YEP_EquipCore:an eItemType is expected, not slotindex</text:p>
      <text:p text:style-name="P14"><text:span text:style-name="T19">var</text:span> <text:span text:style-name="T23">index</text:span> = <text:span text:style-name="T23">actor</text:span>.<text:span text:style-name="T27">equipSlots</text:span>().<text:span text:style-name="T27">indexOf</text:span>(<text:span text:style-name="T19">this</text:span>.<text:span text:style-name="T23">_params</text:span>[<text:span text:style-name="T31">1</text:span>]) + <text:span text:style-name="T31">1</text:span>;</text:p>
      <text:p text:style-name="P15">    <text:span text:style-name="T24">actor</text:span><text:span text:style-name="T34">.</text:span><text:span text:style-name="T28">changeEquipById</text:span><text:span text:style-name="T34">(</text:span><text:span text:style-name="T24">index</text:span><text:span text:style-name="T34">, </text:span><text:span text:style-name="T20">this</text:span><text:span text:style-name="T34">.</text:span><text:span text:style-name="T24">_params</text:span><text:span text:style-name="T34">[</text:span><text:span text:style-name="T32">2</text:span><text:span text:style-name="T34">]);</text:span></text:p>
      <text:p text:style-name="P20"/>
      <text:list xml:id="list1181347809224815102" text:style-name="L1">
        <text:list-item>
          <text:p text:style-name="P36">DashStamina not working</text:p>
        </text:list-item>
      </text:list>
      <text:p text:style-name="P20"/>
      <text:list xml:id="list1956330340946291004" text:style-name="L2">
        <text:list-item>
          <text:p text:style-name="P37">disabled Way_ItemTPCost because there is no BattleManagerin Scene</text:p>
          <text:p text:style-name="P37">Window_ItemList.prototype.isEnabled = function (item) {</text:p>
          <text:p text:style-name="P37"><text:s/>return BattleManager.actor().canUse(item) &amp;&amp; $gameParty.canUse(item);</text:p>
        </text:list-item>
      </text:list>
      <text:p text:style-name="P20"/>
      <text:list xml:id="list2416629296358311606" text:style-name="L3">
        <text:list-item>
          <text:p text:style-name="P38">disabled YED_TransferStealStates; why is this used on items ?</text:p>
          <text:p text:style-name="P29"><text:span text:style-name="T39"> </text:span><text:span text:style-name="T41">Game_Action</text:span><text:span text:style-name="T40">.</text:span><text:span text:style-name="T26">prototype</text:span><text:span text:style-name="T40">.</text:span><text:span text:style-name="T30">testApply</text:span><text:span text:style-name="T40"> = </text:span><text:span text:style-name="T22">function</text:span><text:span text:style-name="T40">(</text:span><text:span text:style-name="T26">target</text:span><text:span text:style-name="T40">) {</text:span></text:p>
        </text:list-item>
      </text:list>
      <text:p text:style-name="List_20_Contents">        <text:span text:style-name="T42">if</text:span><text:span text:style-name="T38"> (</text:span><text:span text:style-name="T21">this</text:span><text:span text:style-name="T38">.</text:span><text:span text:style-name="T29">getTransferStealStates</text:span><text:span text:style-name="T38">(</text:span><text:span text:style-name="T25">target</text:span><text:span text:style-name="T38">, </text:span><text:span text:style-name="T43">'steal'</text:span><text:span text:style-name="T38">).</text:span><text:span text:style-name="T25">length</text:span><text:span text:style-name="T38"> &gt; </text:span><text:span text:style-name="T33">0</text:span><text:span text:style-name="T38">) {</text:span></text:p>
      <text:p text:style-name="List_20_Contents">            <text:span text:style-name="T42">return</text:span><text:span text:style-name="T38"> </text:span><text:span text:style-name="T21">true</text:span><text:span text:style-name="T38">;</text:span></text:p>
      <text:p text:style-name="List_20_Contents">        <text:span text:style-name="T38">}</text:span></text:p>
      <text:p text:style-name="List_20_Contents"/>
      <text:p text:style-name="List_20_Contents">        <text:span text:style-name="T42">if</text:span><text:span text:style-name="T38"> (</text:span><text:span text:style-name="T21">this</text:span><text:span text:style-name="T38">.</text:span><text:span text:style-name="T29">getTransferStealStates</text:span><text:span text:style-name="T38">(</text:span><text:span text:style-name="T25">target</text:span><text:span text:style-name="T38">, </text:span><text:span text:style-name="T43">'transfer'</text:span><text:span text:style-name="T38">).</text:span><text:span text:style-name="T25">length</text:span><text:span text:style-name="T38"> &gt; </text:span><text:span text:style-name="T33">0</text:span><text:span text:style-name="T38">) {</text:span></text:p>
      <text:p text:style-name="List_20_Contents">            <text:span text:style-name="T42">return</text:span><text:span text:style-name="T38"> </text:span><text:span text:style-name="T21">true</text:span><text:span text:style-name="T38">;</text:span></text:p>
      <text:p text:style-name="List_20_Contents">        <text:span text:style-name="T38">}</text:span></text:p>
      <text:p text:style-name="List_20_Contents"/>
      <text:p text:style-name="List_20_Contents">        <text:span text:style-name="T42">return</text:span><text:span text:style-name="T38"> </text:span><text:span text:style-name="T25">_Game_Action_testApply</text:span><text:span text:style-name="T38">.</text:span><text:span text:style-name="T29">call</text:span><text:span text:style-name="T38">(</text:span><text:span text:style-name="T21">this</text:span><text:span text:style-name="T38">, </text:span><text:span text:style-name="T25">target</text:span><text:span text:style-name="T38">);</text:span></text:p>
      <text:p text:style-name="List_20_Contents">    <text:span text:style-name="T38">};</text:span></text:p>
      <text:p text:style-name="P20"/>
      <text:list xml:id="list3802065304301504902" text:style-name="L4">
        <text:list-item>
          <text:p text:style-name="P39">Yep_BattleStatusWindow; ICF_StatusMenu is overwriting drawGaugeArea() and Gauges dont fit</text:p>
          <text:p text:style-name="P39">You have also to configure gauge-width to 400 if using hp/mp/tp/lust in plugin (100 per gauge)</text:p>
        </text:list-item>
      </text:list>
      <text:h text:style-name="Heading_20_1" text:outline-level="1"><text:soft-page-break/>Questsystem with YEP_QuestJournal</text:h>
      <text:list xml:id="list3104990042400600346" text:style-name="L5">
        <text:list-item>
          <text:p text:style-name="P40">see help how to integrate into YEP_MainMenuManager</text:p>
        </text:list-item>
        <text:list-item>
          <text:p text:style-name="P40">to use GALV_TimedMessagePopup add something like this in Lunatic mode: </text:p>
          <text:p text:style-name="P40">SceneManager._scene.createCaptionWindow(-1,120,["new quest" + questId],[],-60)</text:p>
          <text:p text:style-name="P40"/>
        </text:list-item>
        <text:list-item>
          <text:p text:style-name="P42"><text:span text:style-name="T45">to add more then 100 Quest add more params in plugin-comment and increas</text:span><text:span text:style-name="T46">e limi</text:span><text:span text:style-name="T47">t in code </text:span><text:span text:style-name="T7">DataManager.questDatabaseCreate</text:span></text:p>
        </text:list-item>
        <text:list-item>
          <text:p text:style-name="P43">how to import quest from external file? <text:s text:c="2"/>See GALV_QUESTLog</text:p>
        </text:list-item>
      </text:list>
      <text:p text:style-name="P24"/>
      <text:list xml:id="list8127491881530436825" text:style-name="L6">
        <text:list-item>
          <text:p text:style-name="P45"><text:span text:style-name="T8">use </text:span><text:span text:style-name="T48">$gameSystem.isQuestKnown(101) in Event-Branch to check if Quest started</text:span></text:p>
        </text:list-item>
        <text:list-item>
          <text:p text:style-name="P46">use $gameSystem.isQuestObjectiveUncleared(101, 1) to check quest state (quest has to be known)</text:p>
        </text:list-item>
        <text:list-item>
          <text:p text:style-name="P45"><text:span text:style-name="T48">use </text:span><text:span text:style-name="T8">◆</text:span><text:span text:style-name="T14">Plugin Command：</text:span><text:span text:style-name="T16">Quest ADD 101<text:tab/>to start</text:span></text:p>
        </text:list-item>
        <text:list-item>
          <text:p text:style-name="P45"><text:span text:style-name="T48">use this to progress through quest </text:span><text:span text:style-name="T8"><text:s text:c="6"/></text:span></text:p>
          <text:p text:style-name="P28"><text:span text:style-name="T8">◆</text:span><text:span text:style-name="T14">Plugin Command：</text:span><text:span text:style-name="T16">Quest 101 Change Description Entry To 2</text:span></text:p>
          <text:p text:style-name="P28"><text:span text:style-name="T8">◆</text:span><text:span text:style-name="T14">Plugin Command：</text:span><text:span text:style-name="T16">Quest 101 Change Subtext Entry To 2</text:span></text:p>
          <text:p text:style-name="P28"><text:span text:style-name="T8">◆</text:span><text:span text:style-name="T14">Plugin Command：</text:span><text:span text:style-name="T16">Quest 101 Complete Objective 1</text:span></text:p>
        </text:list-item>
      </text:list>
      <text:p text:style-name="P8"><text:span text:style-name="T6"><text:s text:c="6"/>◆</text:span><text:span text:style-name="T13">Plugin Command：</text:span><text:span text:style-name="T15">Quest 101 Show Objective 2</text:span></text:p>
      <text:list xml:id="list2900049032492218747" text:style-name="L7">
        <text:list-item>
          <text:p text:style-name="P44">use this to progress through quest</text:p>
        </text:list-item>
      </text:list>
      <text:p text:style-name="Text_20_body"><text:span text:style-name="T6"><text:tab/>◆</text:span><text:span text:style-name="T13">Plugin Command：</text:span><text:span text:style-name="T15">Quest Set Completed 101</text:span></text:p>
      <text:p text:style-name="Text_20_body"><text:span text:style-name="T6"><text:s/><text:tab/>◆</text:span><text:span text:style-name="T13">Plugin Command：</text:span><text:span text:style-name="T15">Quest 101 Deny All Rewards</text:span></text:p>
      <text:list xml:id="list32221672" text:continue-list="list8127491881530436825" text:style-name="L6">
        <text:list-item>
          <text:p text:style-name="P46">restarting quest requires previous removal</text:p>
        </text:list-item>
      </text:list>
      <text:p text:style-name="P24">Example:</text:p>
      <text:p text:style-name="P7">◆<text:span text:style-name="T12">If：Script：$gameSystem.isQuestKnown(101)</text:span></text:p>
      <text:p text:style-name="Preformatted_20_Text"><text:span text:style-name="T6"><text:s text:c="2"/>◆</text:span><text:span text:style-name="T12">If：Party has Apple</text:span></text:p>
      <text:p text:style-name="Preformatted_20_Text"><text:span text:style-name="T6"><text:s text:c="4"/>◆</text:span><text:span text:style-name="T13">Show Choices：</text:span><text:span text:style-name="T15">Appel, Nothing </text:span><text:span text:style-name="T49">(Window, Right, #1, #2)</text:span></text:p>
      <text:p text:style-name="Preformatted_20_Text"><text:span text:style-name="T6"><text:s text:c="4"/>：</text:span><text:span text:style-name="T13">When </text:span><text:span text:style-name="T15">Appel</text:span><text:span text:style-name="T13"> </text:span></text:p>
      <text:p text:style-name="Preformatted_20_Text"><text:span text:style-name="T6"><text:s text:c="6"/>◆</text:span><text:span text:style-name="T50">Set Movement Route：Horsie </text:span><text:span text:style-name="T49">(Wait)</text:span></text:p>
      <text:p text:style-name="Preformatted_20_Text"><text:soft-page-break/><text:span text:style-name="T6"><text:s text:c="6"/>：</text:span><text:span text:style-name="T51">Set Movement Route</text:span><text:span text:style-name="T50">：◇Move Left</text:span></text:p>
      <text:p text:style-name="Preformatted_20_Text"><text:span text:style-name="T6"><text:s text:c="6"/>：</text:span><text:span text:style-name="T51">Set Movement Route</text:span><text:span text:style-name="T50">：◇Move Left</text:span></text:p>
      <text:p text:style-name="Preformatted_20_Text"><text:span text:style-name="T6"><text:s text:c="6"/>：</text:span><text:span text:style-name="T51">Set Movement Route</text:span><text:span text:style-name="T50">：◇Move Left</text:span></text:p>
      <text:p text:style-name="Preformatted_20_Text"><text:span text:style-name="T6"><text:s text:c="6"/>：</text:span><text:span text:style-name="T51">Set Movement Route</text:span><text:span text:style-name="T50">：◇Move Left</text:span></text:p>
      <text:p text:style-name="Preformatted_20_Text"><text:span text:style-name="T6"><text:s text:c="6"/>：</text:span><text:span text:style-name="T51">Set Movement Route</text:span><text:span text:style-name="T50">：◇SE：Horse (90, 100, 0)</text:span></text:p>
      <text:p text:style-name="Preformatted_20_Text"><text:span text:style-name="T6"><text:s text:c="6"/>：</text:span><text:span text:style-name="T51">Set Movement Route</text:span><text:span text:style-name="T50">：◇Image：MVhorse-solidcolors_run2(0)</text:span></text:p>
      <text:p text:style-name="Preformatted_20_Text"><text:span text:style-name="T6"><text:s text:c="6"/>：</text:span><text:span text:style-name="T51">Set Movement Route</text:span><text:span text:style-name="T50">：◇Move Lower Right</text:span></text:p>
      <text:p text:style-name="Preformatted_20_Text"><text:span text:style-name="T6"><text:s text:c="6"/>：</text:span><text:span text:style-name="T51">Set Movement Route</text:span><text:span text:style-name="T50">：◇Move Lower Right</text:span></text:p>
      <text:p text:style-name="Preformatted_20_Text"><text:span text:style-name="T6"><text:s text:c="6"/>：</text:span><text:span text:style-name="T51">Set Movement Route</text:span><text:span text:style-name="T50">：◇Move Upper Right</text:span></text:p>
      <text:p text:style-name="Preformatted_20_Text"><text:span text:style-name="T6"><text:s text:c="6"/>：</text:span><text:span text:style-name="T51">Set Movement Route</text:span><text:span text:style-name="T50">：◇Move Upper Right</text:span></text:p>
      <text:p text:style-name="Preformatted_20_Text"><text:span text:style-name="T6"><text:s text:c="6"/>：</text:span><text:span text:style-name="T51">Set Movement Route</text:span><text:span text:style-name="T50">：◇Image：MVhorse-solidcolors_walk(1)</text:span></text:p>
      <text:p text:style-name="Preformatted_20_Text"><text:span text:style-name="T6"><text:s text:c="6"/>：</text:span><text:span text:style-name="T51">Set Movement Route</text:span><text:span text:style-name="T50">：◇Turn toward Player</text:span></text:p>
      <text:p text:style-name="Preformatted_20_Text"><text:span text:style-name="T6"><text:s text:c="6"/>◆</text:span><text:span text:style-name="T52">Change Items：Apple - 1</text:span></text:p>
      <text:p text:style-name="Preformatted_20_Text"><text:span text:style-name="T6"><text:s text:c="6"/>◆</text:span><text:span text:style-name="T13">Plugin Command：</text:span><text:span text:style-name="T15">Quest 101 Complete Objective 1</text:span></text:p>
      <text:p text:style-name="Preformatted_20_Text"><text:span text:style-name="T6"><text:s text:c="6"/>◆</text:span><text:span text:style-name="T13">Plugin Command：</text:span><text:span text:style-name="T15">Quest 101 Show Objective 2</text:span></text:p>
      <text:p text:style-name="Preformatted_20_Text"><text:span text:style-name="T6"><text:s text:c="6"/>◆</text:span><text:span text:style-name="T53">Show Picture：#1, tatieonna03s, Upper Left (0,0), (100%,100%), 255, Normal</text:span></text:p>
      <text:p text:style-name="Preformatted_20_Text"><text:span text:style-name="T6"><text:s text:c="6"/>◆</text:span><text:span text:style-name="T54">Wait：120 frames</text:span></text:p>
      <text:p text:style-name="Preformatted_20_Text"><text:span text:style-name="T6"><text:s text:c="6"/>◆</text:span><text:span text:style-name="T53">Erase Picture：#1</text:span></text:p>
      <text:p text:style-name="Preformatted_20_Text"><text:span text:style-name="T6"><text:s text:c="6"/>◆</text:span><text:span text:style-name="T13">Plugin Command：</text:span><text:span text:style-name="T15">Quest 101 Complete Objective 2</text:span></text:p>
      <text:p text:style-name="Preformatted_20_Text"><text:span text:style-name="T6"><text:s text:c="6"/>◆</text:span><text:span text:style-name="T13">Plugin Command：</text:span><text:span text:style-name="T15">Quest Set Completed 101</text:span></text:p>
      <text:p text:style-name="Preformatted_20_Text"><text:span text:style-name="T6"><text:s text:c="6"/>◆</text:span><text:span text:style-name="T13">Plugin Command：</text:span><text:span text:style-name="T15">Quest 101 Change Subtext Entry To 2</text:span></text:p>
      <text:p text:style-name="Preformatted_20_Text"><text:span text:style-name="T6"><text:s text:c="6"/>◆</text:span><text:span text:style-name="T13">Plugin Command：</text:span><text:span text:style-name="T15">Quest 101 Deny All Rewards</text:span></text:p>
      <text:p text:style-name="P5"><text:s text:c="6"/>◆</text:p>
      <text:p text:style-name="Preformatted_20_Text"><text:span text:style-name="T6"><text:s text:c="4"/>：</text:span><text:span text:style-name="T13">When </text:span><text:span text:style-name="T15">Nothing</text:span><text:span text:style-name="T13"> </text:span></text:p>
      <text:p text:style-name="Preformatted_20_Text"><text:span text:style-name="T6"><text:s text:c="6"/>◆</text:span><text:span text:style-name="T13">Plugin Command：</text:span><text:span text:style-name="T15">Quest 101 Change Description Entry To 2</text:span></text:p>
      <text:p text:style-name="P5"><text:s text:c="6"/>◆</text:p>
      <text:p text:style-name="Preformatted_20_Text"><text:span text:style-name="T6"><text:s text:c="4"/>：</text:span><text:span text:style-name="T13">End</text:span></text:p>
      <text:p text:style-name="P5"><text:s text:c="4"/>◆</text:p>
      <text:p text:style-name="Preformatted_20_Text"><text:span text:style-name="T6"><text:s text:c="2"/>：</text:span><text:span text:style-name="T12">End</text:span></text:p>
      <text:p text:style-name="P5"><text:s text:c="2"/>◆</text:p>
      <text:p text:style-name="Preformatted_20_Text"><text:span text:style-name="T6">：</text:span><text:span text:style-name="T12">Else</text:span></text:p>
      <text:p text:style-name="Preformatted_20_Text"><text:span text:style-name="T6"><text:s text:c="2"/>◆</text:span><text:span text:style-name="T13">Text：</text:span><text:span text:style-name="T49">None, Window, Bottom</text:span></text:p>
      <text:p text:style-name="Preformatted_20_Text"><text:span text:style-name="T6"><text:s text:c="2"/>：</text:span><text:span text:style-name="T51">Text</text:span><text:span text:style-name="T13">：</text:span><text:span text:style-name="T15">QuestProgress</text:span></text:p>
      <text:p text:style-name="Preformatted_20_Text"><text:span text:style-name="T6"><text:s text:c="2"/>◆</text:span><text:span text:style-name="T13">Plugin Command：</text:span><text:span text:style-name="T15">Quest ADD 101</text:span></text:p>
      <text:p text:style-name="P5"><text:s text:c="2"/>◆</text:p>
      <text:p text:style-name="P8"><text:soft-page-break/><text:span text:style-name="T6">：</text:span><text:span text:style-name="T12">End</text:span></text:p>
      <text:p text:style-name="P24"/>
      <text:h text:style-name="Heading_20_1" text:outline-level="1">Changing Battle-Actor-Graphic with YEP_X_AnimatedSV_Enemys &amp; Yep_WealEnemyPoses</text:h>
      <text:list xml:id="list8897898985034658187" text:style-name="L8">
        <text:list-item>
          <text:p text:style-name="P47">works with and without enabled SV</text:p>
        </text:list-item>
        <text:list-item>
          <text:p text:style-name="P47">setting up with standard SV-spritesheet by adding to Actor/Enemy</text:p>
          <text:p text:style-name="P51">&lt;Sideview Battler: Marsha_Battler_nude&gt;<text:tab/><text:tab/><text:tab/>&lt;= spritesheet in actor/enemy-folder</text:p>
        </text:list-item>
      </text:list>
      <text:p text:style-name="P25">&lt;Sideview Battler Frames: 3&gt;<text:tab/><text:tab/><text:tab/>&lt;= how many frames per animation</text:p>
      <text:p text:style-name="P26">&lt;Sideview Battler Speed: 40&gt;<text:tab/><text:tab/><text:tab/>&lt;=speed of animation higher = slower</text:p>
      <text:p text:style-name="P26">&lt;Sideview Battler Size: 64,64&gt;<text:tab/><text:tab/><text:tab/>&lt;= size of frame</text:p>
      <text:p text:style-name="P26">&lt;Sideview Battler Motion&gt;<text:tab/><text:tab/><text:tab/>&lt;=add for each motion but at least for walk</text:p>
      <text:p text:style-name="P26">Name: Walk</text:p>
      <text:p text:style-name="P26">Index: 0<text:tab/><text:tab/><text:tab/><text:tab/><text:tab/>&lt;= index-position in spritesheet; 0= top-left</text:p>
      <text:p text:style-name="P26">Frames: 3</text:p>
      <text:p text:style-name="P26">Loop</text:p>
      <text:p text:style-name="P26">&lt;/Sideview Battler Motion&gt;</text:p>
      <text:p text:style-name="Text_20_body"/>
      <text:list xml:id="list6748507530170711833" text:style-name="L9">
        <text:list-item>
          <text:p text:style-name="P48">using static image:</text:p>
          <text:p text:style-name="P48">same approach but change framecount to 1</text:p>
        </text:list-item>
        <text:list-item>
          <text:p text:style-name="P48">add &lt;Breathing&gt; for Breathing motion</text:p>
        </text:list-item>
      </text:list>
      <text:p text:style-name="Text_20_body"/>
      <text:p text:style-name="Text_20_body">- to change Actor-Graphics depending on state add this to state</text:p>
      <text:p text:style-name="P3">&lt;Custom Apply Effect&gt;</text:p>
      <text:p text:style-name="P3">//Transform actor; Enemys are trnasformed with YEP_WeakEnemyPoses</text:p>
      <text:p text:style-name="P3">if (user.isActor()) {</text:p>
      <text:p text:style-name="P3">// Archive the previous settings.</text:p>
      <text:p text:style-name="P3">user._prevCharName = user._prevCharName || user._characterName;</text:p>
      <text:p text:style-name="P3">user._prevCharIndex = user._prevCharIndex || user._characterIndex;</text:p>
      <text:p text:style-name="P3">user._prevFaceName = user._prevFaceName || user._faceName;</text:p>
      <text:p text:style-name="P3">user._prevFaceIndex = user._prevFaceIndex || user._faceIndex;</text:p>
      <text:p text:style-name="P3"><text:soft-page-break/>user._prevBattlerName = user._prevBattlerName || user.getSideviewBattler().filename;</text:p>
      <text:p text:style-name="P3">if (user.actorId() === 3) {</text:p>
      <text:p text:style-name="P3">// The filename of the character graphic without the file extension.</text:p>
      <text:p text:style-name="P3">var charName = 'MarshaSSJ';</text:p>
      <text:p text:style-name="P3">// The index of the character graphic used.</text:p>
      <text:p text:style-name="P3">var charIndex = 0;</text:p>
      <text:p text:style-name="P3">// The filename of the face graphic without the file extension.</text:p>
      <text:p text:style-name="P3">var faceName = 'MarshaSSJ';</text:p>
      <text:p text:style-name="P3">// The index of of the face graphic used.</text:p>
      <text:p text:style-name="P3">var faceIndex = 0;</text:p>
      <text:p text:style-name="P3">// The filename of the battler graphic without the file extension.</text:p>
      <text:p text:style-name="P3">var battlerName = 'Actor1_';</text:p>
      <text:p text:style-name="P3">} </text:p>
      <text:p text:style-name="P3">user.setBattlerImage(battlerName);<text:tab/><text:tab/><text:tab/>//&lt;= standard SV-Spritesheet</text:p>
      <text:p text:style-name="P3">user.getSideviewBattler().filename = battlerName;<text:tab/>//&lt;= YEP-SV</text:p>
      <text:p text:style-name="P3">user.refresh();</text:p>
      <text:p text:style-name="P3">}</text:p>
      <text:p text:style-name="Text_20_body"/>
      <text:p text:style-name="P3">&lt;Custom Remove Effect&gt;</text:p>
      <text:p text:style-name="P3">if (user.isActor()) {</text:p>
      <text:p text:style-name="P3">var charName = user._prevCharName;</text:p>
      <text:p text:style-name="P3">var charIndex = user._prevCharIndex;</text:p>
      <text:p text:style-name="P3">var faceName = user._prevFaceName;</text:p>
      <text:p text:style-name="P3">var faceIndex = user._prevFaceIndex;</text:p>
      <text:p text:style-name="P3">var battlerName = user._prevBattlerName;</text:p>
      <text:p text:style-name="P3">user.setCharacterImage(charName, charIndex);</text:p>
      <text:p text:style-name="P3">user.setFaceImage(faceName, faceIndex);</text:p>
      <text:p text:style-name="P3">user.setBattlerImage(battlerName);</text:p>
      <text:p text:style-name="P3">user.getSideviewBattler().filename = battlerName;<text:tab/>//Yep-SV</text:p>
      <text:p text:style-name="P3">user._priorityCharacterName = undefined;</text:p>
      <text:p text:style-name="P3">user._priorityCharacterIndex = undefined;</text:p>
      <text:p text:style-name="P3">user._prevFaceName = undefined;</text:p>
      <text:p text:style-name="P3">user._prevFaceIndex = undefined;</text:p>
      <text:p text:style-name="P3">user._priorityFaceName = undefined;</text:p>
      <text:p text:style-name="P3">user._priorityFaceIndex = undefined;</text:p>
      <text:p text:style-name="P3">user._prevFaceName = undefined;</text:p>
      <text:p text:style-name="P3">user._prevFaceIndex = undefined;</text:p>
      <text:p text:style-name="P3"><text:soft-page-break/>user._priorityBattlerName = undefined;</text:p>
      <text:p text:style-name="P3">user._prevBattlerName = undefined;</text:p>
      <text:p text:style-name="P3">user.refresh();</text:p>
      <text:p text:style-name="P3">}</text:p>
      <text:p text:style-name="P3">&lt;/Custom Remove Effect&gt;</text:p>
      <text:p text:style-name="Text_20_body"/>
      <text:list xml:id="list5324514650731565839" text:style-name="L16">
        <text:list-item>
          <text:p text:style-name="P50">to change (static ! ) Enemy-Graphics add this to Enemy ()</text:p>
          <text:p text:style-name="P50">&lt;Custom Enemy Pose&gt;</text:p>
        </text:list-item>
      </text:list>
      <text:p text:style-name="P54">if (user.lust &gt;= 20) {</text:p>
      <text:p text:style-name="P55">name = 'Zombie';</text:p>
      <text:p text:style-name="P55">hue = 180;</text:p>
      <text:p text:style-name="P55">} else {</text:p>
      <text:p text:style-name="P55">name = 'Wolf_gray';</text:p>
      <text:p text:style-name="P55">}</text:p>
      <text:p text:style-name="P55">&lt;/Custom Enemy Pose&gt;</text:p>
      <text:list xml:id="list32248556" text:continue-numbering="true" text:style-name="L16">
        <text:list-header>
          <text:p text:style-name="P50"/>
        </text:list-header>
      </text:list>
      <text:p text:style-name="Text_20_body"/>
      <text:h text:style-name="P30" text:outline-level="1">Region-Definition</text:h>
      <text:p text:style-name="P20">Common_event1 evaluates position of player and Region he is actually. Those are written to variables.</text:p>
      <text:p text:style-name="P20">Add an Parallel event in the map the checks variables and decide what to do.</text:p>
      <text:p text:style-name="P20">...or use YEP_RegionEvents <text:s/>(instead of YEP_RegionRestriction)</text:p>
      <text:p text:style-name="P20">Use ChangeRegionId-Plugin to programatical change Regions</text:p>
      <text:h text:style-name="P30" text:outline-level="1">self-Variables and CustomConditionalPages</text:h>
      <text:p text:style-name="P11">Uses the plugins and </text:p>
      <text:p text:style-name="P11"/>
      <text:p text:style-name="P11">To not clutter global variables we can use variables local to event/map</text:p>
      <text:p text:style-name="P11"/>
      <text:list xml:id="list6926915251140599612" text:style-name="L10">
        <text:list-item>
          <text:p text:style-name="P31">if you need to share data between events, add an empty event as a data holder (please add comments that describe the variables)</text:p>
        </text:list-item>
        <text:list-item>
          <text:p text:style-name="P31">now set the variable in one event f.e. As bitmask</text:p>
        </text:list-item>
      </text:list>
      <text:p text:style-name="P4"><text:soft-page-break/><text:span text:style-name="T6">◆</text:span><text:span text:style-name="T13">Script：</text:span><text:span text:style-name="T18">x = (this.get_self_variable("MAPSWITCH1",13) || 0) | 1</text:span></text:p>
      <text:p text:style-name="P9"><text:span text:style-name="T13"><text:tab/><text:tab/></text:span><text:span text:style-name="T18">this.set_self_variable("MAPSWITCH1", x, 13)</text:span></text:p>
      <text:list xml:id="list3634149179389475700" text:style-name="L11">
        <text:list-item>
          <text:p text:style-name="P32">in another event you can use it or build a customconditional to enable the eventpage:</text:p>
        </text:list-item>
      </text:list>
      <text:p text:style-name="P4"><text:span text:style-name="T6">◆</text:span><text:span text:style-name="T11">Comment：&lt;page condition&gt;</text:span></text:p>
      <text:p text:style-name="P4"><text:span text:style-name="T6">◆</text:span><text:span text:style-name="T12">If：Script：(this.get_self_variable("MAPSWITCH1",13) || 0)&amp;1&gt;0</text:span></text:p>
      <text:p text:style-name="P4"><text:span text:style-name="T6"><text:s text:c="2"/>◆</text:span><text:span text:style-name="T13">Plugin Command：</text:span><text:span text:style-name="T15">activate_page</text:span></text:p>
      <text:p text:style-name="P6"><text:s text:c="2"/>◆</text:p>
      <text:p text:style-name="P4"><text:span text:style-name="T6">：</text:span><text:span text:style-name="T12">End</text:span></text:p>
      <text:p text:style-name="P4"><text:span text:style-name="T6">◆</text:span><text:span text:style-name="T11">Comment：&lt;/page condition&gt;</text:span></text:p>
      <text:p text:style-name="P9"><text:span text:style-name="T6">◆</text:span><text:span text:style-name="T17">Control Self Switch：A = ON</text:span></text:p>
      <text:p text:style-name="P11"/>
      <text:h text:style-name="Heading_20_1" text:outline-level="1">Tease Mechanic</text:h>
      <text:list xml:id="list1041189477665194039" text:style-name="L12">
        <text:list-item>
          <text:p text:style-name="P33">you can tease the enemy to increase tease-meter</text:p>
        </text:list-item>
        <text:list-item>
          <text:p text:style-name="P33">the following custom stats are created via <text:span text:style-name="T44">ICF_ParamsCore</text:span>:</text:p>
          <text:list>
            <text:list-item>
              <text:p text:style-name="P33">lust/lustMax<text:tab/>CPARAM<text:tab/>tease-meter of actor; </text:p>
            </text:list-item>
            <text:list-item>
              <text:p text:style-name="P33">lustGain<text:tab/>NPARAM<text:tab/>resistance to lust; default of 100%, 50% would mean half of damage</text:p>
            </text:list-item>
            <text:list-item>
              <text:p text:style-name="P33">lustRegen<text:tab/>NPARAM<text:tab/>regeneration of Lust over time on map; default 0; implemented in OnStep-event</text:p>
            </text:list-item>
            <text:list-item>
              <text:p text:style-name="P33">alust<text:tab/><text:tab/>NPARAM<text:tab/>lust attack-strength; used in lust damage calculation</text:p>
            </text:list-item>
            <text:list-item>
              <text:p text:style-name="P33">dlust<text:tab/><text:tab/>NPRAMA<text:tab/>lust defense strength;used in lust damage calculation</text:p>
            </text:list-item>
          </text:list>
        </text:list-item>
      </text:list>
      <text:p text:style-name="P11"/>
      <text:list xml:id="list489662905347391773" text:style-name="L13">
        <text:list-item>
          <text:p text:style-name="P41">Tease-Skill applys tease-stat that uses GALVS_PlaceholderState to apply surrender-State on Lust overflow</text:p>
        </text:list-item>
        <text:list-item>
          <text:p text:style-name="P41">surrender-State is marked as YEP_CustomDeathState</text:p>
        </text:list-item>
        <text:list-item>
          <text:p text:style-name="P49"><text:span text:style-name="T35">add </text:span>&lt;lust status bar: TS&gt; to every Actor/Enemy to show bar in battle<text:span text:style-name="T9"> (via </text:span><text:span text:style-name="T10">DoubleX RMMV Status Bars v101b</text:span><text:span text:style-name="T9">)</text:span></text:p>
        </text:list-item>
        <text:list-item>
          <text:p text:style-name="P34">use HUD_Maker to display lust statusbar on Map-screen</text:p>
        </text:list-item>
      </text:list>
      <text:p text:style-name="P11"/>
      <text:h text:style-name="P30" text:outline-level="1">ScriptCodes</text:h>
      <text:p text:style-name="Text_20_body">$game_player.region_id</text:p>
      <text:p text:style-name="Text_20_body">$game_map.events[EVENT_ID].region_id</text:p>
      <text:p text:style-name="Standard"/>
      <text:p text:style-name="Standard"><text:soft-page-break/>!($gameParty.steps() % 10)</text:p>
      <text:p text:style-name="Standard">$gameActors.actor(3).lust</text:p>
      <text:p text:style-name="Standard">$gameVariables._data[1]</text:p>
      <text:p text:style-name="Standard"><text:span text:style-name="T5">$gameParty.members()[ID].startAnimation(animationID, true/false, delayN) </text:span>??</text:p>
      <text:p text:style-name="Standard">$dataEnemies[4].sideviewBattler["0"]</text:p>
      <text:p text:style-name="Standard"/>
      <text:p text:style-name="P3">x = (this.get_self_variable("MAPSWITCH1",11) || 0) | 1;</text:p>
      <text:p text:style-name="P3">this.set_self_variable("MAPSWITCH1", x, 11)</text:p>
      <text:p text:style-name="P3"/>
      <text:p text:style-name="P3">(this.get_self_variable("MAPSWITCH1",11)&amp;1)&gt;0</text:p>
      <text:p text:style-name="P3"/>
      <text:p text:style-name="P3">$gameTroop.members()[BattleManager._action._targetIndex].states().indexOf($dataStates[id]) &lt;= 0</text:p>
      <text:h text:style-name="Heading_20_1" text:outline-level="1">PluginCodes</text:h>
      <text:p text:style-name="P8"><text:span text:style-name="T6">◆</text:span><text:span text:style-name="T11">Comment：&lt;TriggerDistance: r3&gt;</text:span></text:p>
      <text:p text:style-name="Standard"/>
      <text:h text:style-name="P30" text:outline-level="1">Character-Animations</text:h>
      <text:p text:style-name="P11"><text:span text:style-name="T1">Images shown for the characters on the map.</text:span><text:line-break/><text:span text:style-name="T1">The size for a character image can be changed freely (normally 48x48), and consist of 4 directions (down, left, right, up) and 3 patterns for a total of 12 patterns that will be arranged in the provided order. A file for 1 character will be arranged into 2 rows and 4 columns equaling 8 images. The size of the character will be calculated using 1/12 of the width and 1/8 of the height of this file. Moreover, characters will be shown 6 pixels above tile so that they appear more natural when on top of buildings.</text:span></text:p>
      <text:list xml:id="list717528485469785399" text:style-name="L14">
        <text:list-item>
          <text:p text:style-name="P52">It is possible treat 1 character as 1 file by including "$" at the beginning of the file name.</text:p>
        </text:list-item>
        <text:list-item>
          <text:p text:style-name="P52">Including a "!" at the beginning of the file name will prevent the image from being shifted 6 pixels and will no longer appear half transparent by bush elements. This is primarily used for objects found in the map such as doors and treasure chests.</text:p>
        </text:list-item>
        <text:list-item>
          <text:p text:style-name="P52">It is also possible to use the "$" and "!" special characters together.</text:p>
        </text:list-item>
      </text:list>
      <text:p text:style-name="P2"><text:soft-page-break/><draw:frame draw:style-name="fr1" draw:name="Grafik1" text:anchor-type="as-char" svg:width="15.24cm" svg:height="10.16cm" draw:z-index="0"><draw:image xlink:href="../../../../Programs/steamapps/common/RPG%20Maker%20MV/Help/inc/img/01_11_02_img02.png" xlink:type="simple" xlink:show="embed" xlink:actuate="onLoad"/></draw:frame> </text:p>
      <text:h text:style-name="P30" text:outline-level="1">Animation Patterns (img/animations)</text:h>
      <text:p text:style-name="P1"><text:span text:style-name="T1">These are primarily the images used for animations shown as effects in the Battle Screen.<text:line-break/>1 cell contains an image that measures 192x192 in size, and 5 cells lined up horizontally are treated as a block which will be stretched vertically only as necessary, becoming 1 file. A file can contain up to 20 blocks (100 cells).<text:line-break/>* Images used are the same size as in the previous version (VX Ace).</text:span> </text:p>
      <text:p text:style-name="P1"/>
      <text:h text:style-name="P30" text:outline-level="1">About Tileset Builder (why is this so complicated)</text:h>
      <text:p text:style-name="P16">A drawback in RPGMaker is that you can only use 1 tilesheet collection per map which limits the variants of tiles to use.</text:p>
      <text:p text:style-name="P16"><text:soft-page-break/>Set A consists of special Parts, see RPGMAker Standards description in help.</text:p>
      <text:p text:style-name="P16">Sets B to E contain 16x16 sprites. Top Left sprite should be transparent</text:p>
      <text:p text:style-name="P16"/>
      <text:p text:style-name="P16">When starting Builder:</text:p>
      <text:list xml:id="list5400987720867008720" text:style-name="L15">
        <text:list-item>
          <text:p text:style-name="P35">load Game-Project</text:p>
        </text:list-item>
        <text:list-item>
          <text:p text:style-name="P35">activate snapping in display options</text:p>
        </text:list-item>
      </text:list>
      <text:p text:style-name="P16"/>
      <text:p text:style-name="P17">Import parts</text:p>
      <text:p text:style-name="P17"/>
      <text:p text:style-name="P18">Under Parts import you can import pngs with respect to:</text:p>
      <text:p text:style-name="P16"><text:span text:style-name="T2">Imported images should be </text:span><text:span text:style-name="T3">no less than 48x48 or more than 768x768 pixels in size</text:span><text:span text:style-name="T2"> and saved in the PNG format.</text:span> </text:p>
      <text:p text:style-name="P16"/>
      <text:p text:style-name="P16">You have to select <text:span text:style-name="T37">Category = imported</text:span> to see them</text:p>
      <text:p text:style-name="P16"/>
      <text:p text:style-name="P16">If you want to cleanup user import see here:</text:p>
      <text:p text:style-name="P23"><text:span text:style-name="T4">c:/Users/UserName/AppData/Local/KADOKAWA/TilesetBuilder/Parts/Imported</text:span><text:span text:style-name="T35"> </text:span></text:p>
      <text:p text:style-name="P16"/>
      <text:p text:style-name="P16"/>
      <text:p text:style-name="P16"/>
      <text:p text:style-name="P12">Draw parts</text:p>
      <text:p text:style-name="P13"/>
      <text:p text:style-name="P20">Import user palette or create a new one.</text:p>
      <text:p text:style-name="P20">Make sure to export your user palette before closing the program !</text:p>
      <text:p text:style-name="P20">Switch to drawing pane, select tile size and draw your graphics or stamp the from other tilesheets.</text:p>
      <text:p text:style-name="Text_20_body"><text:span text:style-name="T35">You need to </text:span><text:span text:style-name="T36">doubleclick to stamp</text:span><text:span text:style-name="T35"> them.</text:span></text:p>
      <text:p text:style-name="P20">Then add them to user palette.(the reason to do this is that auto tiles will be easier to export)</text:p>
      <text:p text:style-name="P20"/>
      <text:p text:style-name="P21">Export Tileset</text:p>
      <text:p text:style-name="P20">Go to Export Page, select existing tilesheet as base and Save AS</text:p>
      <text:p text:style-name="P20">Setup your tilesheet collection in RPGMaker to use the new created tilesheet and save</text:p>
      <text:p text:style-name="P20">Reload Project in Builder</text:p>
      <text:p text:style-name="P20">Now select tiles from parts/MV Tilesheets/ user palette</text:p>
      <text:p text:style-name="P20"><text:soft-page-break/>Move the sprite to the destination on the tilesheet</text:p>
      <text:p text:style-name="P22">Save as after every placed sprit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25.7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xample" style:family="text">
      <style:text-properties style:font-name="Courier New" style:font-name-asian="NSimSun" style:font-name-complex="Courier New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k jk</meta:initial-creator>
    <meta:creation-date>2020-11-28T09:48:48.64</meta:creation-date>
    <dc:date>2020-12-21T12:01:48.61</dc:date>
    <dc:creator>jk jk</dc:creator>
    <meta:editing-duration>P3DT13H49M19S</meta:editing-duration>
    <meta:editing-cycles>46</meta:editing-cycles>
    <meta:generator>OpenOffice/4.1.7$Win32 OpenOffice.org_project/417m1$Build-9800</meta:generator>
    <meta:document-statistic meta:table-count="0" meta:image-count="1" meta:object-count="0" meta:page-count="13" meta:paragraph-count="279" meta:word-count="1953" meta:character-count="13226"/>
  </office:meta>
</office:document-meta>
</file>